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nsere Fragen an Sie</text:h>
      <text:p text:style-name="P1"/>
      <text:p text:style-name="P1">Achten Sie bei Neubeschaffungen von Software und Systemen darauf, dass diese Offene Standards unterstützen?</text:p>
      <text:p text:style-name="P1"/>
      <text:p text:style-name="P1">Nutzen Sie in Ihrer Behörde bereits ODF für den Austausch von Dokumenten?</text:p>
      <text:p text:style-name="P1"/>
      <text:p text:style-name="P1">Welche Probleme treten/traten bei ihnen bei dem Umstieg auf ODF auf? Was müsste getan werden um diese zu lösen?</text:p>
      <text:p text:style-name="P1"/>
      <text:p text:style-name="P1">Optional: Die FSFE hat mit anderen Gruppen eine Definition (<text:a xlink:type="simple" xlink:href="http://www.fsfe.org/projects/os/def.de.html">http://www.fsfe.org/projects/os/def.de.html</text:a>) für Offene Standards erarbeitet. Stimmen Sie mit uns überein oder wie lautet Ihre Definition für “Offener Standard”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5T16:55:11</meta:creation-date>
    <dc:date>2010-03-25T17:00:15</dc:date>
    <meta:editing-duration>PT00H05M05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77" meta:character-count="532"/>
  </office:meta>
</office:document-meta>
</file>